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517f" officeooo:paragraph-rsid="001e51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DOCUMENTO DE PRUEB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</meta:initial-creator>
    <meta:creation-date>2013-09-07T18:03:45.274576329</meta:creation-date>
    <dc:date>2013-09-07T18:04:46.231449935</dc:date>
    <dc:creator>Mika 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4.1.1.2$Linux_x86 LibreOffice_project/410m0$Build-2</meta:generator>
  </office:meta>
</office:document-meta>
</file>